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302239282301925266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750133233974404418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011372491403842313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4">I jogged 0.3 miles to the hilly cemetery loop and then 2 miles on the loop in 19:46 going faster as I ran. <text:s/>I feel better than I did two days ago. </text:p>
      <text:p text:style-name="P4"/>
      <text:p text:style-name="P4">Sun 5/22/16: <text:span text:style-name="T1">3 miles</text:span> </text:p>
      <text:p text:style-name="P4">I ran 3 miles on the cemetaery loop: 9:47+9:19+9:10 = 28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22T15:08:22.71</dc:date>
    <dc:creator>James Lombardi</dc:creator>
    <meta:editing-duration>PT23H44M35S</meta:editing-duration>
    <meta:editing-cycles>128</meta:editing-cycles>
    <meta:document-statistic meta:table-count="0" meta:image-count="0" meta:object-count="0" meta:page-count="14" meta:paragraph-count="404" meta:word-count="4420" meta:character-count="22311"/>
  </office:meta>
</office:document-meta>
</file>